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ven that at least sixty per cent of the information generated by a home theatre system is reproduced by the centre channel speaker, the necessity of having as accomplished a design as the PLC350 in the role cannot be exaggerated. It's a substantial three-way, four driver system with the same driver complement as the PL300. </text:p>
      <text:p text:style-name="Standard"/>
      <text:p text:style-name="Standard"/>
      <text:p text:style-name="Standard"/>
      <text:p text:style-name="Text_20_body">Given that at least sixty per cent of the information generated by a home theatre system is reproduced by the centre channel speaker, the necessity of having as accomplished a design as the PLC350 in the role cannot be exaggerated. It's a substantial three-way, four driver system with the same driver complement as the PL300.<text:line-break/>Having a purely neutral tonal balance, vanishingly low distortion and cabinet colouration, and the most advanced drivers in its class, the PLC350 is able to illuminate frequencies from 32Hz to 100 kHz - arguably the widest bandwidth of any centre speaker available. Aesthetically and acoustically matched with the PL300, the PLC350 will deliver a seamless transition of audio within the front soundstage of a Platinum multi-channel system for a truly immersive, dynamic and enriching music or film sound experience.</text:p>
      <text:p text:style-name="Text_20_body"><text:span text:style-name="Strong_20_Emphasis">Features</text:span></text:p>
      <text:list xml:id="list5718243431318870485" text:style-name="L1">
        <text:list-item>
          <text:p text:style-name="P3">Twin Ported HiVe®II technology </text:p>
        </text:list-item>
        <text:list-item>
          <text:p text:style-name="P3">Sealed Mid-range TLE® </text:p>
        </text:list-item>
        <text:list-item>
          <text:p text:style-name="P3">2 x 8" long-throw RDT® bass drivers </text:p>
        </text:list-item>
        <text:list-item>
          <text:p text:style-name="P3">1 x 4" RDT® mid-range driver </text:p>
        </text:list-item>
        <text:list-item>
          <text:p text:style-name="P3">1 x C-CAM® high frequency ribbon transducer </text:p>
        </text:list-item>
        <text:list-item>
          <text:p text:style-name="P1">All cabinet finishes have hand-upholstered front baffles in Ingleston Black premium grade leather. </text:p>
        </text:list-item>
      </text:list>
      <text:p text:style-name="Text_20_body"><text:span text:style-name="Strong_20_Emphasis">Finish options:</text:span></text:p>
      <text:list xml:id="list3022082678924049523" text:style-name="L2">
        <text:list-item>
          <text:p text:style-name="P4">Santos Rosewood veneer with clear gloss piano lacquer </text:p>
        </text:list-item>
        <text:list-item>
          <text:p text:style-name="P4">Ebony veneer with clear gloss piano lacquer </text:p>
        </text:list-item>
        <text:list-item>
          <text:p text:style-name="P2">Piano black glos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18-01-29T23:09:05.49</dc:date>
    <meta:document-statistic meta:table-count="0" meta:image-count="0" meta:object-count="0" meta:page-count="1" meta:paragraph-count="13" meta:word-count="259" meta:character-count="1578"/>
    <dc:creator>Marti </dc:creator>
    <meta:user-defined meta:name="Info 1"/>
    <meta:user-defined meta:name="Info 2"/>
    <meta:user-defined meta:name="Info 3"/>
    <meta:user-defined meta:name="Info 4"/>
  </office:meta>
</office:document-meta>
</file>